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4126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118in"/>
    </style:style>
    <style:style style:name="co13" style:family="table-column">
      <style:table-column-properties fo:break-before="auto" style:column-width="0.7382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07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9807in"/>
    </style:style>
    <style:style style:name="co21" style:family="table-column">
      <style:table-column-properties fo:break-before="auto" style:column-width="1.2535in"/>
    </style:style>
    <style:style style:name="co22" style:family="table-column">
      <style:table-column-properties fo:break-before="auto" style:column-width="0.3374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Goldfinch wins the first scoreboard season on a goal diff tiebrea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020-04-10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ult: Oriole wins season 2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2020-04-20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sult: Woodpecker wins season 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5:07:32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1-21T21:14:09.356000000</dc:date>
    <meta:editing-duration>P4DT3H27M46S</meta:editing-duration>
    <meta:editing-cycles>13</meta:editing-cycles>
    <meta:document-statistic meta:table-count="3" meta:cell-count="2213" meta:object-count="0"/>
  </office:meta>
</office:document-meta>
</file>